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table:number-columns-repeated="4"/>
          <table:table-cell table:formula="of:=SUM([.B24:.F24])" office:value-type="float" office:value="4900">
            <text:p>4900</text:p>
          </table:table-cell>
          <table:table-cell table:style-name="ce8" table:formula="of:=SUM([.B38:.F38])" office:value-type="float" office:value="445.454545454545">
            <text:p>445.454545454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445.454545454545">
            <text:p>445.454545454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445.454545454545">
            <text:p>445.454545454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38:.F38])" office:value-type="float" office:value="445.454545454545">
            <text:p>445.454545454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445.454545454545">
            <text:p>445.454545454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445.454545454545">
            <text:p>445.454545454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445.454545454545">
            <text:p>445.4545454545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445.454545454545">
            <text:p>445.454545454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:.F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 table:number-columns-repeated="3"/>
          <table:table-cell table:style-name="Default"/>
          <table:table-cell table:formula="of:=SUM([.B38:.F38])" office:value-type="float" office:value="445.454545454545">
            <text:p>445.454545454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E38])" office:value-type="float" office:value="445.454545454545">
            <text:p>445.4545454545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11" office:value-type="float" office:value="0">
            <text:p>0</text:p>
          </table:table-cell>
          <table:table-cell table:style-name="ce2" table:formula="of:=[.D24]/12" office:value-type="float" office:value="0">
            <text:p>0</text:p>
          </table:table-cell>
          <table:table-cell table:style-name="ce2" table:formula="of:=[.E24]/12" office:value-type="float" office:value="0">
            <text:p>0</text:p>
          </table:table-cell>
          <table:table-cell table:style-name="ce2" table:formula="of:=[.F24]/10" office:value-type="float" office:value="0">
            <text:p>0</text:p>
          </table:table-cell>
          <table:table-cell table:style-name="Default"/>
          <table:table-cell table:style-name="ce41" table:formula="of:=SUM([.H24:.H37])" office:value-type="float" office:value="4900">
            <text:p>49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9/14/2015</text:date>, <text:time>12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4T12:33:09</dc:date>
    <meta:editing-duration>P1DT10H24M49S</meta:editing-duration>
    <meta:editing-cycles>836</meta:editing-cycles>
    <meta:generator>OpenOffice/4.1.1$Unix OpenOffice.org_project/411m6$Build-9775</meta:generator>
    <dc:creator>employee employee</dc:creator>
    <meta:document-statistic meta:table-count="7" meta:cell-count="1998" meta:object-count="0"/>
  </office:meta>
</office:document-meta>
</file>